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0000010688964EBB3E8075F2F.png" manifest:media-type="image/png"/>
  <manifest:file-entry manifest:full-path="Pictures/10000000000017700000106886E84639CF97D70E.png" manifest:media-type="image/png"/>
  <manifest:file-entry manifest:full-path="Pictures/100000000000177000001068D38BB97B927EC0FD.png" manifest:media-type="image/png"/>
  <manifest:file-entry manifest:full-path="Pictures/100000000000177000001068E72A4CE39B3B499F.png" manifest:media-type="image/png"/>
  <manifest:file-entry manifest:full-path="Pictures/1000000000001770000010682C782F1A8EA5D427.png" manifest:media-type="image/png"/>
  <manifest:file-entry manifest:full-path="Pictures/100000000000177000001068EA7C33D9805CC444.png" manifest:media-type="image/png"/>
  <manifest:file-entry manifest:full-path="Pictures/1000000000001770000010683DAB891D393AB97F.png" manifest:media-type="image/png"/>
  <manifest:file-entry manifest:full-path="Pictures/100000000000177000001068E878D6B48562C44E.png" manifest:media-type="image/png"/>
  <manifest:file-entry manifest:full-path="Pictures/10000000000017700000106826D50916B8B9D34F.png" manifest:media-type="image/png"/>
  <manifest:file-entry manifest:full-path="Pictures/100000000000177000001068296488818EE6FC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499cm" svg:height="15.749cm" svg:x="2.814cm" svg:y="0.022cm">
          <draw:image xlink:href="Pictures/10000000000017700000106886E84639CF97D7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D38BB97B927EC0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EA7C33D9805CC4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8964EBB3E8075F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3DAB891D393AB9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2C782F1A8EA5D4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E878D6B48562C4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E72A4CE39B3B49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26D50916B8B9D3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2.499cm" svg:height="15.749cm" svg:x="2.814cm" svg:y="0.022cm">
          <draw:image xlink:href="Pictures/100000000000177000001068296488818EE6FC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22:24:38.500000000</meta:creation-date>
    <dc:date>2024-07-19T10:54:17.994000000</dc:date>
    <meta:editing-duration>PT25M8S</meta:editing-duration>
    <meta:editing-cycles>2</meta:editing-cycles>
    <meta:generator>View_PPTX_PLUS/7.4.0.3$Windows_X86_64 LibreOffice_project/</meta:generator>
    <meta:document-statistic meta:object-count="51"/>
  </office:meta>
</office:document-meta>
</file>